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عادي" style:master-page-name="MP0" style:family="paragraph">
      <style:paragraph-properties fo:break-before="page" style:writing-mode="lr-tb" fo:margin-top="0.0694in" fo:margin-bottom="0.1666in" fo:line-height="100%"/>
      <style:text-properties style:font-name="Arial" style:font-name-asian="Times New Roman" fo:color="#24292F" style:letter-kerning="true" fo:font-size="24pt" style:font-size-asian="24pt" style:font-size-complex="24pt"/>
    </style:style>
    <style:style style:name="P2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12pt" style:font-size-asian="12pt" style:font-size-complex="12pt"/>
    </style:style>
    <style:style style:name="P3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12pt" style:font-size-asian="12pt" style:font-size-complex="12pt"/>
    </style:style>
    <style:style style:name="P4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12pt" style:font-size-asian="12pt" style:font-size-complex="12pt"/>
    </style:style>
    <style:style style:name="P5" style:parent-style-name="عادي" style:family="paragraph">
      <style:paragraph-properties style:writing-mode="lr-tb"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complex="Arial" fo:color="#000000" fo:font-size="20pt" style:font-size-asian="20pt" style:font-size-complex="20pt" fo:background-color="#FFFFFF"/>
    </style:style>
    <style:style style:name="P6" style:parent-style-name="عادي" style:family="paragraph">
      <style:paragraph-properties style:writing-mode="lr-tb"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font-weight="bold" style:font-weight-asian="bold" style:font-weight-complex="bold" fo:color="#202124" fo:font-size="12pt" style:font-size-asian="12pt" style:font-size-complex="12pt" fo:language="en"/>
    </style:style>
    <style:style style:name="P7" style:parent-style-name="عادي" style:family="paragraph">
      <style:paragraph-properties style:writing-mode="lr-tb"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" style:parent-style-name="خطالفقرةالافتراضي" style:family="text">
      <style:text-properties style:font-name="inherit" style:font-name-asian="Times New Roman" style:font-name-complex="Courier New" fo:font-weight="bold" style:font-weight-asian="bold" style:font-weight-complex="bold" fo:color="#202124" fo:font-size="12pt" style:font-size-asian="12pt" style:font-size-complex="12pt" fo:language="en"/>
    </style:style>
    <style:style style:name="P9" style:parent-style-name="عادي" style:family="paragraph">
      <style:paragraph-properties style:writing-mode="lr-tb"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font-weight="bold" style:font-weight-asian="bold" style:font-weight-complex="bold" fo:color="#202124" fo:font-size="12pt" style:font-size-asian="12pt" style:font-size-complex="12pt"/>
    </style:style>
    <style:style style:name="P10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12pt" style:font-size-asian="12pt" style:font-size-complex="12pt"/>
    </style:style>
    <style:style style:name="P11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20pt" style:font-size-asian="20pt" style:font-size-complex="20pt"/>
    </style:style>
    <style:style style:name="P12" style:parent-style-name="بتنسيقHTMLمسبق" style:family="paragraph">
      <style:paragraph-properties style:line-height-at-least="0.375in"/>
    </style:style>
    <style:style style:name="T13" style:parent-style-name="خطالفقرةالافتراضي" style:family="text">
      <style:text-properties style:font-name="Arial" style:font-name-complex="Arial" fo:color="#24292F" fo:font-size="24pt" style:font-size-asian="24pt" style:font-size-complex="24pt"/>
    </style:style>
    <style:style style:name="T14" style:parent-style-name="خطالفقرةالافتراضي" style:family="text">
      <style:text-properties style:font-name="Segoe UI" style:font-name-complex="Segoe UI" fo:color="#24292F" fo:font-size="20pt" style:font-size-asian="20pt" style:font-size-complex="20pt"/>
    </style:style>
    <style:style style:name="T15" style:parent-style-name="y2iqfc" style:family="text">
      <style:text-properties style:font-name="inherit" fo:color="#202124" fo:font-size="21pt" style:font-size-asian="21pt" style:font-size-complex="21pt" fo:language="en"/>
    </style:style>
    <style:style style:name="T16" style:parent-style-name="خطالفقرةالافتراضي" style:family="text">
      <style:text-properties style:font-name="inherit" fo:color="#202124" fo:font-size="21pt" style:font-size-asian="21pt" style:font-size-complex="21pt"/>
    </style:style>
    <style:style style:name="P17" style:parent-style-name="عنوان2" style:family="paragraph">
      <style:paragraph-properties style:writing-mode="lr-tb" fo:margin-top="0.25in" fo:margin-bottom="0.1666in"/>
      <style:text-properties style:font-name="Segoe UI" style:font-name-complex="Segoe UI" fo:color="#24292F" fo:font-size="20pt" style:font-size-asian="20pt" style:font-size-complex="20pt"/>
    </style:style>
    <style:style style:name="P18" style:parent-style-name="عنوان5" style:family="paragraph">
      <style:paragraph-properties style:writing-mode="lr-tb" style:vertical-align="baseline" fo:margin-top="0in" style:line-height-at-least="0.25in"/>
    </style:style>
    <style:style style:name="T19" style:parent-style-name="خطالفقرةالافتراضي" style:family="text">
      <style:text-properties style:font-name="Segoe UI" style:font-name-complex="Segoe UI" fo:font-weight="bold" style:font-weight-asian="bold" style:font-weight-complex="bold" fo:color="#24292F" fo:background-color="#FFFFFF"/>
    </style:style>
    <style:style style:name="T20" style:parent-style-name="خطالفقرةالافتراضي" style:family="text">
      <style:text-properties fo:font-weight="bold" style:font-weight-asian="bold" style:font-weight-complex="bold"/>
    </style:style>
    <style:style style:name="T21" style:parent-style-name="خطالفقرةالافتراضي" style:family="text">
      <style:text-properties style:font-name="Arial" style:font-name-complex="Arial" fo:font-weight="bold" style:font-weight-asian="bold" style:font-weight-complex="bold" fo:color="#202124" fo:font-size="15pt" style:font-size-asian="15pt" style:font-size-complex="15pt"/>
    </style:style>
    <style:style style:name="T22" style:parent-style-name="خطالفقرةالافتراضي" style:family="text">
      <style:text-properties style:font-name="Segoe UI" style:font-name-complex="Segoe UI" fo:font-weight="bold" style:font-weight-asian="bold" style:font-weight-complex="bold" fo:color="#24292F" fo:background-color="#FFFFFF"/>
    </style:style>
    <style:style style:name="T23" style:parent-style-name="Hyperlink" style:family="text">
      <style:text-properties style:font-name="Segoe UI" style:font-name-complex="Segoe UI" fo:font-weight="bold" style:font-weight-asian="bold" style:font-weight-complex="bold" fo:background-color="#FFFFFF"/>
    </style:style>
    <style:style style:name="P24" style:parent-style-name="عادي" style:family="paragraph">
      <style:paragraph-properties style:writing-mode="lr-tb"/>
      <style:text-properties fo:font-weight="bold" style:font-weight-asian="bold" style:font-weight-complex="bold"/>
    </style:style>
    <style:style style:name="P25" style:parent-style-name="عادي" style:family="paragraph">
      <style:paragraph-properties style:writing-mode="lr-tb"/>
      <style:text-properties fo:font-weight="bold" style:font-weight-asian="bold" style:font-weight-complex="bold"/>
    </style:style>
    <style:style style:name="P26" style:parent-style-name="عادي" style:family="paragraph">
      <style:paragraph-properties style:writing-mode="lr-tb"/>
    </style:style>
    <style:style style:name="T27" style:parent-style-name="خطالفقرةالافتراضي" style:family="text">
      <style:text-properties style:font-name="Segoe UI" style:font-name-complex="Segoe UI" fo:font-weight="bold" style:font-weight-asian="bold" style:font-weight-complex="bold" fo:color="#24292F" fo:background-color="#FFFFFF"/>
    </style:style>
    <style:style style:name="P28" style:parent-style-name="سردالفقرات" style:family="paragraph">
      <style:paragraph-properties style:writing-mode="lr-tb"/>
      <style:text-properties fo:font-weight="bold" style:font-weight-asian="bold" style:font-weight-complex="bold"/>
    </style:style>
    <style:style style:name="P29" style:parent-style-name="سردالفقرات" style:family="paragraph">
      <style:paragraph-properties style:writing-mode="lr-tb"/>
      <style:text-properties fo:font-weight="bold" style:font-weight-asian="bold" style:font-weight-complex="bold"/>
    </style:style>
    <style:style style:name="P30" style:parent-style-name="سردالفقرات" style:family="paragraph">
      <style:paragraph-properties style:writing-mode="lr-tb"/>
      <style:text-properties fo:font-weight="bold" style:font-weight-asian="bold" style:font-weight-complex="bold"/>
    </style:style>
    <style:style style:name="P31" style:parent-style-name="سردالفقرات" style:family="paragraph">
      <style:paragraph-properties style:writing-mode="lr-tb"/>
      <style:text-properties fo:font-weight="bold" style:font-weight-asian="bold" style:font-weight-complex="bold"/>
    </style:style>
    <style:style style:name="P32" style:parent-style-name="عنوان2" style:family="paragraph">
      <style:paragraph-properties style:writing-mode="lr-tb" fo:margin-top="0.25in" fo:margin-bottom="0.1666in"/>
      <style:text-properties style:font-name="Arial" style:font-name-complex="Arial" fo:color="#24292F" fo:font-size="24pt" style:font-size-asian="24pt" style:font-size-complex="24pt"/>
    </style:style>
    <style:style style:name="P33" style:parent-style-name="بتنسيقHTMLمسبق" style:family="paragraph">
      <style:paragraph-properties style:line-break="normal"/>
    </style:style>
    <style:style style:name="T34" style:parent-style-name="خطالفقرةالافتراضي" style:family="text">
      <style:text-properties style:font-name="Segoe UI" style:font-name-complex="Segoe UI" fo:font-weight="bold" style:font-weight-asian="bold" style:font-weight-complex="bold" fo:color="#24292F" fo:font-size="11pt" style:font-size-asian="11pt" style:font-size-complex="11pt"/>
    </style:style>
    <style:style style:name="T35" style:parent-style-name="nn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36" style:parent-style-name="nn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P37" style:parent-style-name="بتنسيقHTMLمسبق" style:family="paragraph">
      <style:paragraph-properties style:line-break="normal"/>
    </style:style>
    <style:style style:name="T38" style:parent-style-name="HTMLCode" style:family="text">
      <style:text-properties style:font-name="Consolas" fo:font-weight="bold" style:font-weight-asian="bold" style:font-weight-complex="bold" fo:color="#24292F" fo:font-size="11pt" style:font-size-asian="11pt" style:font-size-complex="11pt"/>
    </style:style>
    <style:style style:name="T39" style:parent-style-name="nn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40" style:parent-style-name="خطالفقرةالافتراضي" style:family="text">
      <style:text-properties style:font-name="Consolas" fo:font-weight="bold" style:font-weight-asian="bold" style:font-weight-complex="bold" fo:font-size="11pt" style:font-size-asian="11pt" style:font-size-complex="11pt"/>
    </style:style>
    <style:style style:name="T41" style:parent-style-name="خطالفقرةالافتراضي" style:family="text">
      <style:text-properties style:font-name="Segoe UI" style:font-name-complex="Segoe UI" fo:font-weight="bold" style:font-weight-asian="bold" style:font-weight-complex="bold" fo:color="#24292F" fo:font-size="11pt" style:font-size-asian="11pt" style:font-size-complex="11pt"/>
    </style:style>
    <style:style style:name="T42" style:parent-style-name="y2iqfc" style:family="text">
      <style:text-properties style:font-name="inherit" fo:font-weight="bold" style:font-weight-asian="bold" style:font-weight-complex="bold" fo:color="#202124" fo:font-size="11pt" style:font-size-asian="11pt" style:font-size-complex="11pt" fo:language="en"/>
    </style:style>
    <style:style style:name="P43" style:parent-style-name="عاديويب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4292F" fo:font-size="11pt" style:font-size-asian="11pt" style:font-size-complex="11pt"/>
    </style:style>
    <style:style style:name="P44" style:parent-style-name="عادي" style:family="paragraph">
      <style:paragraph-properties style:writing-mode="lr-tb"/>
    </style:style>
    <style:style style:name="P45" style:parent-style-name="عادي" style:family="paragraph">
      <style:paragraph-properties style:writing-mode="lr-tb" fo:margin-bottom="0.1666in" fo:line-height="100%"/>
      <style:text-properties style:font-name="Segoe UI" style:font-name-asian="Times New Roman" style:font-name-complex="Segoe UI" fo:color="#24292F" fo:font-size="12pt" style:font-size-asian="12pt" style:font-size-complex="12pt"/>
    </style:style>
    <style:style style:name="P46" style:parent-style-name="عادي" style:family="paragraph">
      <style:paragraph-properties style:writing-mode="lr-tb"/>
    </style:style>
  </office:automatic-styles>
  <office:body>
    <office:text text:use-soft-page-breaks="true">
      <text:p text:style-name="P1">Project Proposal</text:p>
      <text:p text:style-name="P2">This repo is one of the T5 Bootcamp requirements<text:s/></text:p>
      <text:p text:style-name="P3"/>
      <text:p text:style-name="P4"/>
      <text:p text:style-name="P5">Abstract</text:p>
      <text:p text:style-name="P6">The<text:s/>video games<text:s/>market has grown at a rapid rate(covid-19)<text:s/>during the pandemic, with everyone having to stay at home for extended periods as a result of the closures.</text:p>
      <text:p text:style-name="P7"><text:span text:style-name="T8">Saudi Arabia aims to consolidate its position as a regional technical center for the most important entrepreneurs, innovators and programmers from the region and the world, enhance the digital capabilities of Saudi youth, and encourage innovation and creativity; As part of efforts to achieve Vision 2030.</text:span></text:p>
      <text:p text:style-name="P9"/>
      <text:p text:style-name="P10"/>
      <text:p text:style-name="P11"/>
      <text:p text:style-name="P12"><text:span text:style-name="T13">Dataset</text:span><text:span text:style-name="T14">(</text:span><text:span text:style-name="T15">Features</text:span><text:span text:style-name="T16">)</text:span></text:p>
      <text:h text:style-name="P17" text:outline-level="2"/>
      <text:h text:style-name="P18" text:outline-level="5"><text:span text:style-name="T19">to achieve the goal of this study the dataset</text:span><text:span text:style-name="T20"><text:s/></text:span><text:span text:style-name="T21">Video_Games_Sales<text:s/></text:span><text:span text:style-name="T22">will be used. This dataset can be found at </text:span><text:a xlink:href="https://www.kaggle.com/gpreda/all-covid19-vaccines-tweets" office:target-frame-name="_top" xlink:show="replace"><text:span text:style-name="T23">Kaggle</text:span></text:a></text:h>
      <text:p text:style-name="P24"/>
      <text:p text:style-name="P25"/>
      <text:p text:style-name="P26"><text:span text:style-name="T27">This dataset contains</text:span></text:p>
      <text:list text:style-name="LFO1" text:continue-numbering="true">
        <text:list-item>
          <text:p text:style-name="P28">Video Games</text:p>
        </text:list-item>
        <text:list-item>
          <text:p text:style-name="P29">region sales</text:p>
        </text:list-item>
        <text:list-item>
          <text:p text:style-name="P30">Platform</text:p>
        </text:list-item>
        <text:list-item>
          <text:p text:style-name="P31">Year</text:p>
        </text:list-item>
      </text:list>
      <text:soft-page-break/>
      <text:h text:style-name="P32" text:outline-level="2">Tools</text:h>
      <text:p text:style-name="P33"><text:span text:style-name="T34">There are tools that will be used to achieve the goal of this study, such as: </text:span><text:span text:style-name="T35">seabe</text:span><text:span text:style-name="T36">rn</text:span></text:p>
      <text:p text:style-name="P37"><text:span text:style-name="T38">, matplotlib, pandas,<text:s/></text:span><text:span text:style-name="T39">numpy</text:span><text:span text:style-name="T40"><text:s/></text:span><text:span text:style-name="T41">for<text:s/></text:span><text:span text:style-name="T42">analyze</text:span></text:p>
      <text:p text:style-name="P43">the data and train a model. The work will be done through Jupyter notebook.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عنوان1" style:display-name="عنوان 1" style:family="paragraph" style:parent-style-name="عادي" style:default-outline-level="1">
      <style:paragraph-properties style:writing-mode="lr-tb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عنوان2" style:display-name="عنوان 2" style:family="paragraph" style:parent-style-name="عادي" style:next-style-name="عادي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عنوان5" style:display-name="عنوان 5" style:family="paragraph" style:parent-style-name="عادي" style:next-style-name="عادي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عنوان1Char" style:display-name="عنوان 1 Char" style:family="text" style:parent-style-name="خطالفقرةالافتراضي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عاديويب" style:display-name="عادي (ويب)" style:family="paragraph" style:parent-style-name="عادي">
      <style:paragraph-properties style:writing-mode="lr-tb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بتنسيقHTMLمسبق" style:display-name="بتنسيق HTML مسبق" style:family="paragraph" style:parent-style-name="عادي">
      <style:paragraph-properties style:writing-mode="lr-tb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بتنسيقHTMLمسبقChar" style:display-name="بتنسيق HTML مسبق Char" style:family="text" style:parent-style-name="خطالفقرةالافتراضي">
      <style:text-properties style:font-name="Courier New" style:font-name-asian="Times New Roman" style:font-name-complex="Courier New" fo:font-size="10pt" style:font-size-asian="10pt" style:font-size-complex="10pt"/>
    </style:style>
    <style:style style:name="y2iqfc" style:display-name="y2iqfc" style:family="text" style:parent-style-name="خطالفقرةالافتراضي"/>
    <style:style style:name="عنوان2Char" style:display-name="عنوان 2 Char" style:family="text" style:parent-style-name="خطالفقرةالافتراضي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عنوان5Char" style:display-name="عنوان 5 Char" style:family="text" style:parent-style-name="خطالفقرةالافتراضي">
      <style:text-properties style:font-name="Calibri Light" style:font-name-asian="Times New Roman" style:font-name-complex="Times New Roman" fo:color="#2E74B5"/>
    </style:style>
    <style:style style:name="Hyperlink" style:display-name="Hyperlink" style:family="text" style:parent-style-name="خطالفقرةالافتراضي">
      <style:text-properties fo:color="#0000FF" style:text-underline-type="single" style:text-underline-style="solid" style:text-underline-width="auto" style:text-underline-mode="continuous"/>
    </style:style>
    <style:style style:name="سردالفقرات" style:display-name=" سرد الفقرات" style:family="paragraph" style:parent-style-name="عادي">
      <style:paragraph-properties fo:margin-left="0.5in">
        <style:tab-stops/>
      </style:paragraph-properties>
      <style:text-properties fo:hyphenate="false"/>
    </style:style>
    <style:style style:name="HTMLCode" style:display-name="HTML Code" style:family="text" style:parent-style-name="خطالفقرةالافتراضي">
      <style:text-properties style:font-name="Courier New" style:font-name-asian="Times New Roman" style:font-name-complex="Courier New" fo:font-size="10pt" style:font-size-asian="10pt" style:font-size-complex="10pt"/>
    </style:style>
    <style:style style:name="nn" style:display-name="nn" style:family="text" style:parent-style-name="خطالفقرةالافتراضي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</text:outline-style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11-01T20:50:00Z</meta:creation-date>
    <dc:date>2021-11-01T20:50:00Z</dc:date>
    <meta:template xlink:href="Normal" xlink:type="simple"/>
    <meta:editing-cycles>2</meta:editing-cycles>
    <meta:editing-duration>PT60S</meta:editing-duration>
    <meta:document-statistic meta:page-count="2" meta:paragraph-count="2" meta:word-count="154" meta:character-count="1033" meta:row-count="7" meta:non-whitespace-character-count="881"/>
  </office:meta>
</office:document-meta>
</file>